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AWS Managing Storage Lab</text:p>
      <text:p text:style-name="Standard"/>
      <text:p text:style-name="Standard">This repository contains screenshots and documentation for the AWS Managing Storage Lab. The lab demonstrates:</text:p>
      <text:p text:style-name="Standard"/>
      <text:p text:style-name="Standard">1. Creating and maintaining snapshots for EC2 instances.</text:p>
      <text:p text:style-name="Standard">2. Using Amazon S3 sync to copy files from an EBS volume to an S3 bucket.</text:p>
      <text:p text:style-name="Standard">3. Using Amazon S3 versioning to recover deleted files.</text:p>
      <text:p text:style-name="Standard"/>
      <text:p text:style-name="Standard">## Screenshots</text:p>
      <text:p text:style-name="Standard"/>
      <text:p text:style-name="Standard">All screenshots are in the `screenshots/` folder:</text:p>
      <text:p text:style-name="Standard"/>
      <text:p text:style-name="Standard">1. 01_Create_S3_Bucket.png – Creating the S3 bucket.</text:p>
      <text:p text:style-name="Standard">2. 02_Attach_Instance_Profile_to_Processor.png – IAM role attachment.</text:p>
      <text:p text:style-name="Standard">3. 03_Connecting_to_Command_Host_EC2_Instance.png – EC2 Instance Connect.</text:p>
      <text:p text:style-name="Standard">4. 04_Taking_Initial_Snapshot.png – Creating the first EBS snapshot.</text:p>
      <text:p text:style-name="Standard">5. 05_Scheduling_Creation_of_Subsequent_Snapshots.png – Cron job setup.</text:p>
      <text:p text:style-name="Standard">6. 06_Retaining_Last_Two_Snapshots.png – Python script removing older snapshots.</text:p>
      <text:p text:style-name="Standard">7. 07_Syncing_Files.png – Syncing files to S3 and restoring deleted fil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07" meta:character-count="870" meta:non-whitespace-character-count="770"/>
    <meta:generator>LibreOfficeDev/6.0.5.2$Linux_X86_64 LibreOffice_project/</meta:generator>
  </office:meta>
</office:document-meta>
</file>